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1/([.A4]^-3+1)" office:value-type="float" office:value="0.000000000999999999" calcext:value-type="float">
            <text:p>9.99999999E-10</text:p>
          </table:table-cell>
          <table:table-cell/>
          <table:table-cell table:formula="of:=1500*3" office:value-type="float" office:value="4500" calcext:value-type="float">
            <text:p>4500</text:p>
          </table:table-cell>
          <table:table-cell table:formula="of:=510" office:value-type="float" office:value="510" calcext:value-type="float">
            <text:p>510</text:p>
          </table:table-cell>
          <table:table-cell table:formula="of:=[.D4]/[.E4]*92.2878*2" office:value-type="float" office:value="1628.60823529412" calcext:value-type="float">
            <text:p>1628.60823529412</text:p>
          </table:table-cell>
          <table:table-cell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formula="of:=1/([.A5]^-3+1)" office:value-type="float" office:value="0.000000007999999936" calcext:value-type="float">
            <text:p>7.999999936E-09</text:p>
          </table:table-cell>
          <table:table-cell table:number-columns-repeated="5"/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formula="of:=1/([.A6]^-3+1)" office:value-type="float" office:value="0.000000026999999271" calcext:value-type="float">
            <text:p>2.6999999271E-08</text:p>
          </table:table-cell>
          <table:table-cell table:number-columns-repeated="4"/>
          <table:table-cell table:formula="of:=299870000/50/9/144/1.7^2" office:value-type="float" office:value="1601.25379127686" calcext:value-type="float">
            <text:p>1601.2537912768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table:formula="of:=1/([.A7]^-3+1)" office:value-type="float" office:value="0.000000063999995904" calcext:value-type="float">
            <text:p>6.39999959040003E-08</text:p>
          </table:table-cell>
          <table:table-cell table:number-columns-repeated="5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formula="of:=1/([.A8]^-3+1)" office:value-type="float" office:value="0.000000124999984375" calcext:value-type="float">
            <text:p>1.24999984375002E-07</text:p>
          </table:table-cell>
          <table:table-cell table:number-columns-repeated="3"/>
          <table:table-cell table:formula="of:=SQRT([.G6]/[.F4])" office:value-type="float" office:value="0.991566332210342" calcext:value-type="float">
            <text:p>0.991566332210342</text:p>
          </table:table-cell>
          <table:table-cell/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formula="of:=1/([.A9]^-3+1)" office:value-type="float" office:value="0.00000021599995334401" calcext:value-type="float">
            <text:p>2.1599995334401E-07</text:p>
          </table:table-cell>
          <table:table-cell table:number-columns-repeated="5"/>
        </table:table-row>
        <table:table-row table:style-name="ro1">
          <table:table-cell office:value-type="float" office:value="0.007" calcext:value-type="float">
            <text:p>0.007</text:p>
          </table:table-cell>
          <table:table-cell table:formula="of:=1/([.A10]^-3+1)" office:value-type="float" office:value="0.00000034299988235104" calcext:value-type="float">
            <text:p>3.4299988235104E-07</text:p>
          </table:table-cell>
          <table:table-cell table:number-columns-repeated="5"/>
        </table:table-row>
        <table:table-row table:style-name="ro1">
          <table:table-cell office:value-type="float" office:value="0.008" calcext:value-type="float">
            <text:p>0.008</text:p>
          </table:table-cell>
          <table:table-cell table:formula="of:=1/([.A11]^-3+1)" office:value-type="float" office:value="0.00000051199973785614" calcext:value-type="float">
            <text:p>5.11999737856134E-07</text:p>
          </table:table-cell>
          <table:table-cell table:number-columns-repeated="5"/>
        </table:table-row>
        <table:table-row table:style-name="ro1">
          <table:table-cell office:value-type="float" office:value="0.009" calcext:value-type="float">
            <text:p>0.009</text:p>
          </table:table-cell>
          <table:table-cell table:formula="of:=1/([.A12]^-3+1)" office:value-type="float" office:value="0.00000072899946855939" calcext:value-type="float">
            <text:p>7.28999468559388E-07</text:p>
          </table:table-cell>
          <table:table-cell table:number-columns-repeated="5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1/([.A13]^-3+1)" office:value-type="float" office:value="0.000000999999000001" calcext:value-type="float">
            <text:p>9.99999000001001E-07</text:p>
          </table:table-cell>
          <table:table-cell table:number-columns-repeated="5"/>
        </table:table-row>
        <table:table-row table:style-name="ro1">
          <table:table-cell office:value-type="float" office:value="0.011" calcext:value-type="float">
            <text:p>0.011</text:p>
          </table:table-cell>
          <table:table-cell table:formula="of:=1/([.A14]^-3+1)" office:value-type="float" office:value="0.00000133099822844136" calcext:value-type="float">
            <text:p>1.33099822844136E-06</text:p>
          </table:table-cell>
          <table:table-cell table:number-columns-repeated="5"/>
        </table:table-row>
        <table:table-row table:style-name="ro1">
          <table:table-cell office:value-type="float" office:value="0.012" calcext:value-type="float">
            <text:p>0.012</text:p>
          </table:table-cell>
          <table:table-cell table:formula="of:=1/([.A15]^-3+1)" office:value-type="float" office:value="0.00000172799701402116" calcext:value-type="float">
            <text:p>1.72799701402116E-06</text:p>
          </table:table-cell>
          <table:table-cell table:number-columns-repeated="5"/>
        </table:table-row>
        <table:table-row table:style-name="ro1">
          <table:table-cell office:value-type="float" office:value="0.013" calcext:value-type="float">
            <text:p>0.013</text:p>
          </table:table-cell>
          <table:table-cell table:formula="of:=1/([.A16]^-3+1)" office:value-type="float" office:value="0.0000021969951732016" calcext:value-type="float">
            <text:p>2.1969951732016E-06</text:p>
          </table:table-cell>
          <table:table-cell table:number-columns-repeated="5"/>
        </table:table-row>
        <table:table-row table:style-name="ro1">
          <table:table-cell office:value-type="float" office:value="0.014" calcext:value-type="float">
            <text:p>0.014</text:p>
          </table:table-cell>
          <table:table-cell table:formula="of:=1/([.A17]^-3+1)" office:value-type="float" office:value="0.00000274399247048466" calcext:value-type="float">
            <text:p>2.74399247048466E-06</text:p>
          </table:table-cell>
          <table:table-cell table:number-columns-repeated="5"/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formula="of:=1/([.A18]^-3+1)" office:value-type="float" office:value="0.00000337498860941344" calcext:value-type="float">
            <text:p>3.37498860941344E-06</text:p>
          </table:table-cell>
          <table:table-cell table:number-columns-repeated="5"/>
        </table:table-row>
        <table:table-row table:style-name="ro1">
          <table:table-cell office:value-type="float" office:value="0.016" calcext:value-type="float">
            <text:p>0.016</text:p>
          </table:table-cell>
          <table:table-cell table:formula="of:=1/([.A19]^-3+1)" office:value-type="float" office:value="0.00000409598322285272" calcext:value-type="float">
            <text:p>4.09598322285272E-06</text:p>
          </table:table-cell>
          <table:table-cell table:number-columns-repeated="5"/>
        </table:table-row>
        <table:table-row table:style-name="ro1">
          <table:table-cell office:value-type="float" office:value="0.017" calcext:value-type="float">
            <text:p>0.017</text:p>
          </table:table-cell>
          <table:table-cell table:formula="of:=1/([.A20]^-3+1)" office:value-type="float" office:value="0.00000491297586254959" calcext:value-type="float">
            <text:p>4.91297586254959E-06</text:p>
          </table:table-cell>
          <table:table-cell table:number-columns-repeated="5"/>
        </table:table-row>
        <table:table-row table:style-name="ro1">
          <table:table-cell office:value-type="float" office:value="0.018" calcext:value-type="float">
            <text:p>0.018</text:p>
          </table:table-cell>
          <table:table-cell table:formula="of:=1/([.A21]^-3+1)" office:value-type="float" office:value="0.00000583196598797436" calcext:value-type="float">
            <text:p>5.83196598797436E-06</text:p>
          </table:table-cell>
          <table:table-cell table:number-columns-repeated="5"/>
        </table:table-row>
        <table:table-row table:style-name="ro1">
          <table:table-cell office:value-type="float" office:value="0.019" calcext:value-type="float">
            <text:p>0.019</text:p>
          </table:table-cell>
          <table:table-cell table:formula="of:=1/([.A22]^-3+1)" office:value-type="float" office:value="0.00000685895295444169" calcext:value-type="float">
            <text:p>6.85895295444169E-06</text:p>
          </table:table-cell>
          <table:table-cell table:number-columns-repeated="5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1/([.A23]^-3+1)" office:value-type="float" office:value="0.000007999936000512" calcext:value-type="float">
            <text:p>7.999936000512E-06</text:p>
          </table:table-cell>
          <table:table-cell table:number-columns-repeated="5"/>
        </table:table-row>
        <table:table-row table:style-name="ro1">
          <table:table-cell office:value-type="float" office:value="0.021" calcext:value-type="float">
            <text:p>0.021</text:p>
          </table:table-cell>
          <table:table-cell table:formula="of:=1/([.A24]^-3+1)" office:value-type="float" office:value="0.00000926091423467327" calcext:value-type="float">
            <text:p>9.26091423467327E-06</text:p>
          </table:table-cell>
          <table:table-cell table:number-columns-repeated="5"/>
        </table:table-row>
        <table:table-row table:style-name="ro1">
          <table:table-cell office:value-type="float" office:value="0.022" calcext:value-type="float">
            <text:p>0.022</text:p>
          </table:table-cell>
          <table:table-cell table:formula="of:=1/([.A25]^-3+1)" office:value-type="float" office:value="0.0000106478866213033" calcext:value-type="float">
            <text:p>1.06478866213033E-05</text:p>
          </table:table-cell>
          <table:table-cell table:number-columns-repeated="5"/>
        </table:table-row>
        <table:table-row table:style-name="ro1">
          <table:table-cell office:value-type="float" office:value="0.023" calcext:value-type="float">
            <text:p>0.023</text:p>
          </table:table-cell>
          <table:table-cell table:formula="of:=1/([.A26]^-3+1)" office:value-type="float" office:value="0.0000121668519659121" calcext:value-type="float">
            <text:p>1.21668519659121E-05</text:p>
          </table:table-cell>
          <table:table-cell table:number-columns-repeated="5"/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formula="of:=1/([.A27]^-3+1)" office:value-type="float" office:value="0.0000138238088996658" calcext:value-type="float">
            <text:p>1.38238088996658E-05</text:p>
          </table:table-cell>
          <table:table-cell table:number-columns-repeated="5"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formula="of:=1/([.A28]^-3+1)" office:value-type="float" office:value="0.0000156247558631896" calcext:value-type="float">
            <text:p>1.56247558631896E-05</text:p>
          </table:table-cell>
          <table:table-cell table:number-columns-repeated="5"/>
        </table:table-row>
        <table:table-row table:style-name="ro1">
          <table:table-cell office:value-type="float" office:value="0.026" calcext:value-type="float">
            <text:p>0.026</text:p>
          </table:table-cell>
          <table:table-cell table:formula="of:=1/([.A29]^-3+1)" office:value-type="float" office:value="0.0000175756910896534" calcext:value-type="float">
            <text:p>1.75756910896534E-05</text:p>
          </table:table-cell>
          <table:table-cell table:number-columns-repeated="5"/>
        </table:table-row>
        <table:table-row table:style-name="ro1">
          <table:table-cell office:value-type="float" office:value="0.027" calcext:value-type="float">
            <text:p>0.027</text:p>
          </table:table-cell>
          <table:table-cell table:formula="of:=1/([.A30]^-3+1)" office:value-type="float" office:value="0.0000196826125871365" calcext:value-type="float">
            <text:p>1.96826125871365E-05</text:p>
          </table:table-cell>
          <table:table-cell table:number-columns-repeated="5"/>
        </table:table-row>
        <table:table-row table:style-name="ro1">
          <table:table-cell office:value-type="float" office:value="0.028" calcext:value-type="float">
            <text:p>0.028</text:p>
          </table:table-cell>
          <table:table-cell table:formula="of:=1/([.A31]^-3+1)" office:value-type="float" office:value="0.0000219515181202742" calcext:value-type="float">
            <text:p>2.19515181202742E-05</text:p>
          </table:table-cell>
          <table:table-cell table:number-columns-repeated="5"/>
        </table:table-row>
        <table:table-row table:style-name="ro1">
          <table:table-cell office:value-type="float" office:value="0.029" calcext:value-type="float">
            <text:p>0.029</text:p>
          </table:table-cell>
          <table:table-cell table:formula="of:=1/([.A32]^-3+1)" office:value-type="float" office:value="0.0000243884051911858" calcext:value-type="float">
            <text:p>2.43884051911858E-05</text:p>
          </table:table-cell>
          <table:table-cell table:number-columns-repeated="5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1/([.A33]^-3+1)" office:value-type="float" office:value="0.0000269992710196825" calcext:value-type="float">
            <text:p>2.69992710196825E-05</text:p>
          </table:table-cell>
          <table:table-cell table:number-columns-repeated="5"/>
        </table:table-row>
        <table:table-row table:style-name="ro1">
          <table:table-cell office:value-type="float" office:value="0.031" calcext:value-type="float">
            <text:p>0.031</text:p>
          </table:table-cell>
          <table:table-cell table:formula="of:=1/([.A34]^-3+1)" office:value-type="float" office:value="0.0000297901125227578" calcext:value-type="float">
            <text:p>2.97901125227578E-05</text:p>
          </table:table-cell>
          <table:table-cell table:number-columns-repeated="5"/>
        </table:table-row>
        <table:table-row table:style-name="ro1">
          <table:table-cell office:value-type="float" office:value="0.032" calcext:value-type="float">
            <text:p>0.032</text:p>
          </table:table-cell>
          <table:table-cell table:formula="of:=1/([.A35]^-3+1)" office:value-type="float" office:value="0.0000327669262933592" calcext:value-type="float">
            <text:p>3.27669262933592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9:36:26.108414303</meta:creation-date>
    <dc:date>2024-04-16T09:56:09.072638068</dc:date>
    <meta:editing-duration>PT19M43S</meta:editing-duration>
    <meta:editing-cycles>1</meta:editing-cycles>
    <meta:document-statistic meta:table-count="1" meta:cell-count="69" meta:object-count="0"/>
    <meta:generator>LibreOffice/7.3.7.2$Linux_X86_64 LibreOffice_project/30$Build-2</meta:generator>
  </office:meta>
</office:document-meta>
</file>